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1a13e1" officeooo:paragraph-rsid="001a13e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officeooo:rsid="001a13e1" officeooo:paragraph-rsid="001a13e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officeooo:rsid="001d1cbb" officeooo:paragraph-rsid="001d1cb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fo:font-weight="bold" officeooo:rsid="001d1cbb" officeooo:paragraph-rsid="0032618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bold" officeooo:rsid="001d1cbb" officeooo:paragraph-rsid="0051713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officeooo:rsid="001eb64e" officeooo:paragraph-rsid="002026a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1eb64e" officeooo:paragraph-rsid="0024a1a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bold" officeooo:rsid="001eb64e" officeooo:paragraph-rsid="0027ad7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US" fo:font-weight="bold" officeooo:rsid="0020480e" officeooo:paragraph-rsid="0020480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a13e1" officeooo:paragraph-rsid="001a13e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a13e1" officeooo:paragraph-rsid="001ced8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b16a5" officeooo:paragraph-rsid="001b16a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ced89" officeooo:paragraph-rsid="001ced8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ced89" officeooo:paragraph-rsid="0032618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0480e" officeooo:paragraph-rsid="004f17d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0480e" officeooo:paragraph-rsid="002026a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d1cbb" officeooo:paragraph-rsid="001d1cb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eb64e" officeooo:paragraph-rsid="001d1cb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7ad7b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4492b0" officeooo:paragraph-rsid="00517136" style:font-size-asian="12.25pt" style:font-weight-asian="normal" style:font-size-complex="14pt" style:font-weight-complex="normal"/>
    </style:style>
    <style:style style:name="T1" style:family="text">
      <style:text-properties officeooo:rsid="001b16a5"/>
    </style:style>
    <style:style style:name="T2" style:family="text">
      <style:text-properties officeooo:rsid="001b87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87a3" style:font-weight-asian="bold" style:font-weight-complex="bold"/>
    </style:style>
    <style:style style:name="T5" style:family="text">
      <style:text-properties fo:font-weight="bold" officeooo:rsid="001ced89" style:font-weight-asian="bold" style:font-weight-complex="bold"/>
    </style:style>
    <style:style style:name="T6" style:family="text">
      <style:text-properties fo:font-weight="bold" officeooo:rsid="0032618c" style:font-weight-asian="bold" style:font-weight-complex="bold"/>
    </style:style>
    <style:style style:name="T7" style:family="text">
      <style:text-properties fo:font-weight="bold" officeooo:rsid="00475de0" style:font-weight-asian="bold" style:font-weight-complex="bold"/>
    </style:style>
    <style:style style:name="T8" style:family="text">
      <style:text-properties officeooo:rsid="001ced8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26a1" style:font-weight-asian="normal" style:font-weight-complex="normal"/>
    </style:style>
    <style:style style:name="T11" style:family="text">
      <style:text-properties fo:font-weight="normal" officeooo:rsid="00206c72" style:font-weight-asian="normal" style:font-weight-complex="normal"/>
    </style:style>
    <style:style style:name="T12" style:family="text">
      <style:text-properties fo:font-weight="normal" officeooo:rsid="00438551" style:font-weight-asian="normal" style:font-weight-complex="normal"/>
    </style:style>
    <style:style style:name="T13" style:family="text">
      <style:text-properties fo:font-weight="normal" officeooo:rsid="004492b0" style:font-weight-asian="normal" style:font-weight-complex="normal"/>
    </style:style>
    <style:style style:name="T14" style:family="text">
      <style:text-properties fo:font-weight="normal" officeooo:rsid="0044fd1a" style:font-weight-asian="normal" style:font-weight-complex="normal"/>
    </style:style>
    <style:style style:name="T15" style:family="text">
      <style:text-properties fo:font-weight="normal" officeooo:rsid="00460608" style:font-weight-asian="normal" style:font-weight-complex="normal"/>
    </style:style>
    <style:style style:name="T16" style:family="text">
      <style:text-properties fo:font-weight="normal" officeooo:rsid="0046b17c" style:font-weight-asian="normal" style:font-weight-complex="normal"/>
    </style:style>
    <style:style style:name="T17" style:family="text">
      <style:text-properties fo:font-weight="normal" officeooo:rsid="004f5c7e" style:font-weight-asian="normal" style:font-weight-complex="normal"/>
    </style:style>
    <style:style style:name="T18" style:family="text">
      <style:text-properties officeooo:rsid="001d1cbb"/>
    </style:style>
    <style:style style:name="T19" style:family="text">
      <style:text-properties officeooo:rsid="002b3f35"/>
    </style:style>
    <style:style style:name="T20" style:family="text">
      <style:text-properties officeooo:rsid="002d0b6f"/>
    </style:style>
    <style:style style:name="T21" style:family="text">
      <style:text-properties officeooo:rsid="0032618c"/>
    </style:style>
    <style:style style:name="T22" style:family="text">
      <style:text-properties officeooo:rsid="00438551"/>
    </style:style>
    <style:style style:name="T23" style:family="text">
      <style:text-properties officeooo:rsid="004f17d1"/>
    </style:style>
    <style:style style:name="T24" style:family="text">
      <style:text-properties fo:font-size="14pt" fo:language="en" fo:country="US" fo:font-weight="normal" officeooo:rsid="002026a1" style:font-size-asian="12.25pt" style:font-weight-asian="normal" style:font-size-complex="14pt" style:font-weight-complex="normal"/>
    </style:style>
    <style:style style:name="T25" style:family="text">
      <style:text-properties fo:font-size="14pt" fo:language="en" fo:country="US" fo:font-weight="normal" officeooo:rsid="00517136" style:font-size-asian="12.25pt" style:font-weight-asian="normal" style:font-size-complex="14pt" style:font-weight-complex="normal"/>
    </style:style>
    <style:style style:name="T26" style:family="text">
      <style:text-properties fo:font-size="14pt" fo:language="en" fo:country="US" fo:font-weight="normal" officeooo:rsid="00532a1a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532a1a" style:font-size-asian="14pt" style:font-weight-asian="normal" style:font-size-complex="14pt" style:font-weight-complex="normal"/>
    </style:style>
    <style:style style:name="T28" style:family="text">
      <style:text-properties officeooo:rsid="00566e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GL Skeletal Animation With A<text:span text:style-name="T8">SSIMP</text:span> </text:p>
      <text:p text:style-name="P1">Tutorial part 1 — Intro</text:p>
      <text:p text:style-name="P1"/>
      <text:p text:style-name="P2"/>
      <text:p text:style-name="P12">Skeletal animation in modern games i<text:span text:style-name="T19">s</text:span> something irreplaceable, <text:span text:style-name="T2">every 3D game uses this technique in someway or another</text:span>. Imagine you needed such <text:span text:style-name="T20">a </text:span>human model in your program that could walk, run, <text:span text:style-name="T2">jump or </text:span>crawl <text:span text:style-name="T2">and which also looked nice. There is no way you could achieve that result without decomposing the model into pieces. And here is where the </text:span><text:span text:style-name="T4">skeletal animation</text:span><text:span text:style-name="T2"> joins the game.</text:span></text:p>
      <text:p text:style-name="P10"/>
      <text:p text:style-name="P11">In these tutorial series <text:span text:style-name="T1">we will implement the whole process of skeletal animation with ASSIMP inside the OpenGL program. The tutorial will consist of </text:span><text:span text:style-name="T5">5 </text:span><text:span text:style-name="T7">(7)</text:span><text:span text:style-name="T1"> </text:span><text:span text:style-name="T5">parts</text:span><text:span text:style-name="T8">:</text:span></text:p>
      <text:p text:style-name="P11"/>
      <text:p text:style-name="P13"><text:span text:style-name="T3">1)</text:span> <text:span text:style-name="T3">Intro</text:span> (this page)</text:p>
      <text:p text:style-name="P14"><text:span text:style-name="T6">2</text:span><text:span text:style-name="T3">) Class Mesh &amp; Class Bone </text:span>(<text:span text:style-name="T18">in those ones we will keep the loaded from file data</text:span>)</text:p>
      <text:p text:style-name="P4"><text:span text:style-name="T21">3</text:span><text:span text:style-name="T3">) Class Skeleton &amp; Class Animation </text:span><text:span text:style-name="T9">(those ones will control the animation)</text:span></text:p>
      <text:p text:style-name="P13"><text:span text:style-name="T6">4</text:span><text:span text:style-name="T3">)</text:span> <text:span text:style-name="T3">Class ModelLoader</text:span> (to get model data from file via ASSIMP and to store it into our format that OpenGL could understand<text:span text:style-name="T21">)</text:span></text:p>
      <text:p text:style-name="P3">5) Class GameObject<text:span text:style-name="T9"> (everything will be stored into user-friendly class)</text:span></text:p>
      <text:p text:style-name="P17"/>
      <text:p text:style-name="P3"><text:span text:style-name="T17">This tutorial</text:span><text:span text:style-name="T12"> is a combination of </text:span><text:span text:style-name="T22">three</text:span><text:span text:style-name="T12"> other tutorials and the </text:span><text:span text:style-name="T22">code</text:span><text:span text:style-name="T12"> here is based on the code there. I recommend</text:span><text:span text:style-name="T13"> </text:span><text:span text:style-name="T12">you read them at first and then return to</text:span><text:span text:style-name="T13"> </text:span><text:span text:style-name="T15">this one.</text:span></text:p>
      <text:p text:style-name="P20"><text:tab/></text:p>
      <text:p text:style-name="P5"><text:span text:style-name="T13"><text:tab/>-</text:span><text:span text:style-name="T15">First</text:span><text:span text:style-name="T14"> tutorial shows you how to use ASSIMP to import static models <text:tab/>into the OpenGL program (</text:span><text:a xlink:type="simple" xlink:href="https://learnopengl.com/Model-Loading/Assimp" text:style-name="Internet_20_link" text:visited-style-name="Visited_20_Internet_20_Link"><text:span text:style-name="T13">https://learnopengl.com/Model-Loading/Assimp</text:span></text:a><text:span text:style-name="T14">).</text:span></text:p>
      <text:p text:style-name="P20"><text:tab/></text:p>
      <text:p text:style-name="P5"><text:span text:style-name="T13"><text:tab/>-</text:span><text:span text:style-name="T15">Second</text:span><text:span text:style-name="T13"> </text:span><text:span text:style-name="T15">one</text:span><text:span text:style-name="T13"> is more about the general idea </text:span><text:span text:style-name="T14">of skeletal animation</text:span><text:span text:style-name="T13">, not about the <text:tab/>actual implementation, however, it is possible to download code there <text:tab/>(</text:span><text:a xlink:type="simple" xlink:href="http://ogldev.atspace.co.uk/www/tutorial38/tutorial38.html" text:style-name="Internet_20_link" text:visited-style-name="Visited_20_Internet_20_Link"><text:span text:style-name="T13">http://ogldev.atspace.co.uk/www/tutorial38/tutorial38.html</text:span></text:a><text:span text:style-name="T13">).</text:span></text:p>
      <text:p text:style-name="P20"><text:tab/></text:p>
      <text:p text:style-name="P5"><text:span text:style-name="T13"><text:tab/>-</text:span><text:span text:style-name="T15">Third</text:span><text:span text:style-name="T13"> tutorial describes how to implement skeletal animation but it doesn’t <text:tab/>give you the full picture of </text:span><text:span text:style-name="T14">what is happening</text:span><text:span text:style-name="T13"> <text:tab/>(</text:span><text:a xlink:type="simple" xlink:href="https://realitymultiplied.wordpress.com/2016/04/12/assimp-skeletal-" text:style-name="Internet_20_link" text:visited-style-name="Visited_20_Internet_20_Link"><text:span text:style-name="T13">https://realitymultiplied.wordpress.com/2016/04/12/assimp-skeletal-</text:span></text:a><text:span text:style-name="T13"><text:tab/></text:span><text:a xlink:type="simple" xlink:href="https://realitymultiplied.wordpress.com/2016/04/12/assimp-skeletal-animation-tutorial-intro" text:style-name="Internet_20_link" text:visited-style-name="Visited_20_Internet_20_Link"><text:span text:style-name="T13">animation-tutorial-intro</text:span></text:a><text:span text:style-name="T13">).</text:span></text:p>
      <text:p text:style-name="P18"/>
      <text:p text:style-name="P7"><text:span text:style-name="T9">To compile and run the </text:span>code<text:span text:style-name="T9"> </text:span><text:span text:style-name="T16">without any problems </text:span><text:span text:style-name="T9">you need:</text:span></text:p>
      <text:p text:style-name="P7"><text:span text:style-name="T9"><text:tab/>-</text:span><text:span text:style-name="T10">Linux (the code was written under Linux)</text:span></text:p>
      <text:p text:style-name="P8"><text:span text:style-name="T10"><text:tab/>-Mesa OpenGL (</text:span><text:a xlink:type="simple" xlink:href="https://wikihow.com/install-mesa-opengl-on-linux-mint" text:style-name="Internet_20_link" text:visited-style-name="Visited_20_Internet_20_Link"><text:span text:style-name="T10">https://wikihow.com/</text:span></text:a><text:a xlink:type="simple" xlink:href="https://wikihow.com/install-mesa-opengl-on-linux-mint" text:style-name="Internet_20_link" text:visited-style-name="Visited_20_Internet_20_Link"><text:span text:style-name="T11">i</text:span></text:a><text:a xlink:type="simple" xlink:href="https://wikihow.com/install-mesa-opengl-on-linux-mint" text:style-name="Internet_20_link" text:visited-style-name="Visited_20_Internet_20_Link"><text:span text:style-name="T10">nstall-</text:span></text:a><text:a xlink:type="simple" xlink:href="https://wikihow.com/install-mesa-opengl-on-linux-mint" text:style-name="Internet_20_link" text:visited-style-name="Visited_20_Internet_20_Link"><text:span text:style-name="T11">m</text:span></text:a><text:a xlink:type="simple" xlink:href="https://wikihow.com/install-mesa-opengl-on-linux-mint" text:style-name="Internet_20_link" text:visited-style-name="Visited_20_Internet_20_Link"><text:span text:style-name="T10">esa-</text:span></text:a><text:a xlink:type="simple" xlink:href="https://wikihow.com/install-mesa-opengl-on-linux-mint" text:style-name="Internet_20_link" text:visited-style-name="Visited_20_Internet_20_Link"><text:span text:style-name="T11">o</text:span></text:a><text:a xlink:type="simple" xlink:href="https://wikihow.com/install-mesa-opengl-on-linux-mint" text:style-name="Internet_20_link" text:visited-style-name="Visited_20_Internet_20_Link"><text:span text:style-name="T10">pen</text:span></text:a><text:a xlink:type="simple" xlink:href="https://wikihow.com/install-mesa-opengl-on-linux-mint" text:style-name="Internet_20_link" text:visited-style-name="Visited_20_Internet_20_Link"><text:span text:style-name="T11">gl</text:span></text:a><text:a xlink:type="simple" xlink:href="https://wikihow.com/install-mesa-opengl-on-linux-mint" text:style-name="Internet_20_link" text:visited-style-name="Visited_20_Internet_20_Link"><text:span text:style-name="T10">-on-</text:span></text:a><text:a xlink:type="simple" xlink:href="https://wikihow.com/install-mesa-opengl-on-linux-mint" text:style-name="Internet_20_link" text:visited-style-name="Visited_20_Internet_20_Link"><text:span text:style-name="T11">l</text:span></text:a><text:a xlink:type="simple" xlink:href="https://wikihow.com/install-mesa-opengl-on-linux-mint" text:style-name="Internet_20_link" text:visited-style-name="Visited_20_Internet_20_Link"><text:span text:style-name="T10">inux-</text:span></text:a><text:a xlink:type="simple" xlink:href="https://wikihow.com/install-mesa-opengl-on-linux-mint" text:style-name="Internet_20_link" text:visited-style-name="Visited_20_Internet_20_Link"><text:span text:style-name="T11">m</text:span></text:a><text:a xlink:type="simple" xlink:href="https://wikihow.com/install-mesa-opengl-on-linux-mint" text:style-name="Internet_20_link" text:visited-style-name="Visited_20_Internet_20_Link"><text:span text:style-name="T10">int</text:span></text:a><text:span text:style-name="T10">)</text:span></text:p>
      <text:p text:style-name="P19"><text:span text:style-name="T24"><text:tab/>-</text:span><text:span text:style-name="T25">GLM </text:span><text:span text:style-name="T26">(</text:span><text:a xlink:type="simple" xlink:href="https://github.com/g-truc/glm/releases/tag/0.9.8.5" text:style-name="Internet_20_link" text:visited-style-name="Visited_20_Internet_20_Link"><text:span text:style-name="T27">https://github.com/g-truc/glm/releases/tag/0.9.8.5</text:span></text:a><text:span text:style-name="T26">)</text:span></text:p>
      <text:p text:style-name="P6"><text:span text:style-name="T10"><text:tab/>-GLFW (</text:span><text:a xlink:type="simple" xlink:href="https://glfw.org/" text:style-name="Internet_20_link" text:visited-style-name="Visited_20_Internet_20_Link"><text:span text:style-name="T10">https://glfw.org/</text:span></text:a><text:span text:style-name="T10">)</text:span></text:p>
      <text:p text:style-name="P7"><text:span text:style-name="T10"><text:tab/>-ASSIMP (</text:span><text:a xlink:type="simple" xlink:href="http://assimp.sourceforge.net/main_downloads.html" text:style-name="Internet_20_link" text:visited-style-name="Visited_20_Internet_20_Link"><text:span text:style-name="T10">http://assimp.sourceforge.net/main_downloads.html</text:span></text:a><text:span text:style-name="T10">)</text:span></text:p>
      <text:p text:style-name="P6"><text:span text:style-name="T10"><text:tab/>-SOIL (</text:span><text:a xlink:type="simple" xlink:href="https://www.lonesock.net/soil.html" text:style-name="Internet_20_link" text:visited-style-name="Visited_20_Internet_20_Link"><text:span text:style-name="T10">https://lonesock.net/soil.html</text:span></text:a><text:span text:style-name="T10">)</text:span></text:p>
      <text:p text:style-name="P16"/>
      <text:p text:style-name="P9"><text:soft-page-break/><text:span text:style-name="T9">Here you can download the </text:span>code<text:span text:style-name="T9">:</text:span></text:p>
      <text:p text:style-name="P15"><text:tab/><text:a xlink:type="simple" xlink:href="https://github.com/e1dr1tch/Tutorials" text:style-name="Internet_20_link" text:visited-style-name="Visited_20_Internet_20_Link"><text:span text:style-name="T23">https://github.com/</text:span></text:a><text:a xlink:type="simple" xlink:href="https://github.com/e1dr1tch/Tutorials" text:style-name="Internet_20_link" text:visited-style-name="Visited_20_Internet_20_Link"><text:span text:style-name="T28">Arvolear</text:span></text:a><text:a xlink:type="simple" xlink:href="https://github.com/e1dr1tch/Tutorials" text:style-name="Internet_20_link" text:visited-style-name="Visited_20_Internet_20_Link"><text:span text:style-name="T23">/Tutorials</text:span></text:a></text:p>
      <text:p text:style-name="P9"><text:span text:style-name="T9">Here you can download the </text:span>model<text:span text:style-name="T9"> I use:</text:span></text:p>
      <text:p text:style-name="P9"><text:span text:style-name="T9"><text:tab/></text:span><text:a xlink:type="simple" xlink:href="https://sketchfab.com/models/febdbce61b45472da3de7d9a9878ef7a" text:style-name="Internet_20_link" text:visited-style-name="Visited_20_Internet_20_Link"><text:span text:style-name="T9">https://sketchfab.com/models/febdbce61b45472da3de7d9a9878ef7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8T18:37:53.532353540</meta:creation-date>
    <meta:generator>LibreOffice/6.4.4.2$Linux_X86_64 LibreOffice_project/40$Build-2</meta:generator>
    <dc:date>2020-08-04T15:55:15.961772889</dc:date>
    <meta:editing-duration>PT11H2M46S</meta:editing-duration>
    <meta:editing-cycles>28</meta:editing-cycles>
    <meta:document-statistic meta:table-count="0" meta:image-count="0" meta:object-count="0" meta:page-count="2" meta:paragraph-count="27" meta:word-count="307" meta:character-count="2243" meta:non-whitespace-character-count="1939"/>
  </office:meta>
</office:document-meta>
</file>